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3.47cm"/>
    </style:style>
    <style:style style:name="co13" style:family="table-column">
      <style:table-column-properties fo:break-before="auto" style:column-width="1.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4.586cm"/>
    </style:style>
    <style:style style:name="co17" style:family="table-column">
      <style:table-column-properties fo:break-before="auto" style:column-width="1.136cm"/>
    </style:style>
    <style:style style:name="co18" style:family="table-column">
      <style:table-column-properties fo:break-before="auto" style:column-width="1.194cm"/>
    </style:style>
    <style:style style:name="co19" style:family="table-column">
      <style:table-column-properties fo:break-before="auto" style:column-width="4.821cm"/>
    </style:style>
    <style:style style:name="co20" style:family="table-column">
      <style:table-column-properties fo:break-before="auto" style:column-width="10.726cm"/>
    </style:style>
    <style:style style:name="co21" style:family="table-column">
      <style:table-column-properties fo:break-before="auto" style:column-width="7.844cm"/>
    </style:style>
    <style:style style:name="co22" style:family="table-column">
      <style:table-column-properties fo:break-before="auto" style:column-width="1.626cm"/>
    </style:style>
    <style:style style:name="co23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36"/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9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 style:data-style-name="N136">
      <style:text-properties style:font-name="Verdana"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8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 style:data-style-name="N140">
      <style:text-properties style:font-name="Verdana" fo:font-size="7pt" style:font-size-asian="7pt" style:font-size-complex="7pt"/>
    </style:style>
    <style:style style:name="ce147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86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9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70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8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23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27" style:family="table-cell" style:parent-style-name="Default" style:data-style-name="N100">
      <style:table-cell-properties fo:background-color="#fff5ce"/>
    </style:style>
    <style:style style:name="ce328" style:family="table-cell" style:parent-style-name="Default" style:data-style-name="N100"/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5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6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02"/>
        <table:table-column table:style-name="co9" table:default-cell-style-name="ce126"/>
        <table:table-column table:style-name="co10" table:default-cell-style-name="ce147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03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03"/>
          <table:table-cell table:style-name="ce128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9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03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Due Date:</text:p>
          </table:table-cell>
          <table:table-cell table:style-name="ce103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03" table:content-validation-name="val6" office:value-type="string" calcext:value-type="string">
            <text:p>S1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$O$15]; [Tax.$A$2:.$B$12]; 2; 0)" office:value-type="percentage" office:value="0.19" calcext:value-type="percentage">
            <text:p>19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5"/>
          <table:table-cell table:style-name="ce91"/>
          <table:table-cell/>
          <table:table-cell table:style-name="ce128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5"/>
          <table:covered-table-cell table:style-name="ce91"/>
          <table:covered-table-cell/>
          <table:covered-table-cell table:style-name="ce128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5"/>
          <table:table-cell table:style-name="ce91"/>
          <table:table-cell/>
          <table:table-cell table:style-name="ce128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3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3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3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21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string" calcext:value-type="string">
            <text:p>FC</text:p>
          </table:table-cell>
          <table:table-cell table:style-name="ce270" table:formula="of:=VLOOKUP([.M30]; [AllowanceAndCharge.$A$5:.$C$8]; 2; 0)" office:value-type="string" office:string-value="true" calcext:value-type="string">
            <text:p>true</text:p>
          </table:table-cell>
          <table:table-cell table:style-name="ce285"/>
          <table:table-cell table:style-name="ce291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21" table:formula="of:=VLOOKUP([.M31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table:formula="of:=ROUND([.O31]/100*[.J29]; 2)" office:value-type="currency" office:currency="EUR" office:value="767.93" calcext:value-type="currency">
            <text:p>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0" calcext:value-type="currency">
            <text:p><text:s/>0.00 €</text:p>
          </table:table-cell>
          <table:table-cell table:style-name="ce257" table:formula="of:=[.$F31]" office:value-type="currency" office:currency="EUR" office:value="767.93" calcext:value-type="currency">
            <text:p>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string" calcext:value-type="string">
            <text:p>FC</text:p>
          </table:table-cell>
          <table:table-cell table:style-name="ce270" table:formula="of:=VLOOKUP([.M31]; [AllowanceAndCharge.$A$5:.$C$8]; 2; 0)" office:value-type="string" office:string-value="true" calcext:value-type="string">
            <text:p>true</text:p>
          </table:table-cell>
          <table:table-cell table:style-name="ce285" office:value-type="float" office:value="3" calcext:value-type="float">
            <text:p>3</text:p>
          </table:table-cell>
          <table:table-cell table:style-name="ce291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93" calcext:value-type="float">
            <text:p>767.93</text:p>
          </table:table-cell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815.83" calcext:value-type="currency">
            <text:p>815.83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8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0" calcext:value-type="float">
            <text:p>0</text:p>
          </table:table-cell>
          <table:table-cell table:style-name="ce298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815.83" calcext:value-type="float">
            <text:p>815.83</text:p>
          </table:table-cell>
          <table:table-cell table:style-name="ce301" table:number-columns-repeated="1011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6413.57" calcext:value-type="currency">
            <text:p>26,413.57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1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5]; [.$J$23:.$J$32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305" table:formula="of:=VLOOKUP([.$B35]; [Tax.$A$2:.$D$12];4; 0)" office:value-type="string" office:string-value="[:empty:]" calcext:value-type="string">
            <text:p>[:empty:]</text:p>
          </table:table-cell>
          <table:table-cell table:style-name="ce323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7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6]; [.$J$23:.$J$32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305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7]; [.$J$23:.$J$32])" office:value-type="currency" office:currency="EUR" office:value="20327.93" calcext:value-type="currency">
            <text:p>20,327.93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305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8]; [.$J$23:.$J$32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305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32]; [.$B39]; [.$J$23:.$J$32])" office:value-type="currency" office:currency="EUR" office:value="2192.9" calcext:value-type="currency">
            <text:p>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305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6455.85" calcext:value-type="currency">
            <text:p>26,455.85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1"/>
          <table:covered-table-cell table:style-name="ce125"/>
          <table:covered-table-cell table:style-name="ce145"/>
          <table:covered-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8"/>
        <table:table-column table:style-name="co18" table:default-cell-style-name="Default"/>
        <table:table-column table:style-name="co19" table:default-cell-style-name="ce328"/>
        <table:table-column table:style-name="co20" table:default-cell-style-name="ce316"/>
        <table:table-column table:style-name="co21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27" office:value-type="string" calcext:value-type="string">
            <text:p>Tax Exemption Reason Cod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2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3:57:58.46404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16H49M54S</meta:editing-duration>
    <meta:editing-cycles>105</meta:editing-cycles>
    <meta:generator>LibreOffice/7.6.4.1$MacOSX_X86_64 LibreOffice_project/e19e193f88cd6c0525a17fb7a176ed8e6a3e2aa1</meta:generator>
    <meta:initial-creator>Guido Flohr</meta:initial-creator>
    <dc:date>2024-11-06T08:50:04.151084715</dc:date>
    <meta:document-statistic meta:table-count="4" meta:cell-count="360" meta:object-count="0"/>
  </office:meta>
</office:document-meta>
</file>